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FluxConfigurerComposite.configureViewResolvers( ViewResolv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erComposite.addFormatters( Format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erComposite.configureContentTypeResolver( RequestedContentTypeResolver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erComposite.getMessageCodes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erComposite.addResourceHandlers( Resource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erComposite.addCorsMappings( Cors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erComposite.configurePathMatching( PathMatch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erComposite.ge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erComposite.getWebSock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erComposite.addWebFluxConfigurers( List &lt; WebFluxConfigurer &gt; configur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FluxConfigurerComposite.createSingleBean( Function &lt; WebFluxConfigurer , T &gt; factory , Class &lt; T &gt; bea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FluxConfigurerComposite.configureArgumentResolvers( ArgumentResolver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erComposite.configureHttpMessageCodecs( ServerCodec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